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40.66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1" office:value-type="string" calcext:value-type="string">
            <text:p>Constrai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Stock price</text:p>
          </table:table-cell>
          <table:table-cell table:style-name="ce1" office:value-type="string" calcext:value-type="string">
            <text:p>Buy (Decision Variable)</text:p>
          </table:table-cell>
          <table:table-cell table:style-name="ce1" office:value-type="string" calcext:value-type="string">
            <text:p>Sell (Decision Variable)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Monthly Budget Spent</text:p>
          </table:table-cell>
          <table:table-cell table:style-name="ce1"/>
          <table:table-cell table:style-name="ce1" office:value-type="string" calcext:value-type="string">
            <text:p>Monthly Budget</text:p>
          </table:table-cell>
          <table:table-cell table:style-name="ce1"/>
          <table:table-cell table:style-name="ce1" office:value-type="string" calcext:value-type="string">
            <text:p>Target 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-[.D3]" office:value-type="float" office:value="0" calcext:value-type="float">
            <text:p>0</text:p>
          </table:table-cell>
          <table:table-cell table:formula="of:=[.$I$7]-[.C3]*[.B3]+[.D3]*[.B3]" office:value-type="float" office:value="10000" calcext:value-type="float">
            <text:p>10000</text:p>
          </table:table-cell>
          <table:table-cell table:formula="of:=SUMPRODUCT([.B3:.B22];[.C3:.C22])-SUMPRODUCT([.B3:.B22];[.D3:.D22])" office:value-type="float" office:value="5000" calcext:value-type="float">
            <text:p>500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formula="of:=[.E42]*[.B42]+[.F42]" office:value-type="float" office:value="13189.4257703081" calcext:value-type="float">
            <text:p>13189,4257703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]+[.C4]-[.D4]" office:value-type="float" office:value="0" calcext:value-type="float">
            <text:p>0</text:p>
          </table:table-cell>
          <table:table-cell table:formula="of:=[.F3]-[.C4]*[.B4]+[.D4]*[.B4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]+[.C5]-[.D5]" office:value-type="float" office:value="0" calcext:value-type="float">
            <text:p>0</text:p>
          </table:table-cell>
          <table:table-cell table:formula="of:=[.F4]-[.C5]*[.B5]+[.D5]*[.B5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]+[.C6]-[.D6]" office:value-type="float" office:value="0" calcext:value-type="float">
            <text:p>0</text:p>
          </table:table-cell>
          <table:table-cell table:formula="of:=[.F5]-[.C6]*[.B6]+[.D6]*[.B6]"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Starting Budge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]+[.C7]-[.D7]" office:value-type="float" office:value="0" calcext:value-type="float">
            <text:p>0</text:p>
          </table:table-cell>
          <table:table-cell table:formula="of:=[.F6]-[.C7]*[.B7]+[.D7]*[.B7]" office:value-type="float" office:value="10000" calcext:value-type="float">
            <text:p>10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5.2380952380952" calcext:value-type="float">
            <text:p>95,2380952380952</text:p>
          </table:table-cell>
          <table:table-cell office:value-type="float" office:value="0" calcext:value-type="float">
            <text:p>0</text:p>
          </table:table-cell>
          <table:table-cell table:formula="of:=[.E7]+[.C8]-[.D8]" office:value-type="float" office:value="95.2380952380952" calcext:value-type="float">
            <text:p>95,2380952380952</text:p>
          </table:table-cell>
          <table:table-cell table:formula="of:=[.F7]-[.C8]*[.B8]+[.D8]*[.B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]+[.C9]-[.D9]" office:value-type="float" office:value="95.2380952380952" calcext:value-type="float">
            <text:p>95,2380952380952</text:p>
          </table:table-cell>
          <table:table-cell table:formula="of:=[.F8]-[.C9]*[.B9]+[.D9]*[.B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]+[.C10]-[.D10]" office:value-type="float" office:value="95.2380952380952" calcext:value-type="float">
            <text:p>95,2380952380952</text:p>
          </table:table-cell>
          <table:table-cell table:formula="of:=[.F9]-[.C10]*[.B10]+[.D10]*[.B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]+[.C11]-[.D11]" office:value-type="float" office:value="95.2380952380952" calcext:value-type="float">
            <text:p>95,2380952380952</text:p>
          </table:table-cell>
          <table:table-cell table:formula="of:=[.F10]-[.C11]*[.B11]+[.D11]*[.B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]+[.C12]-[.D12]" office:value-type="float" office:value="95.2380952380952" calcext:value-type="float">
            <text:p>95,2380952380952</text:p>
          </table:table-cell>
          <table:table-cell table:formula="of:=[.F11]-[.C12]*[.B12]+[.D12]*[.B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]+[.C13]-[.D13]" office:value-type="float" office:value="95.2380952380952" calcext:value-type="float">
            <text:p>95,2380952380952</text:p>
          </table:table-cell>
          <table:table-cell table:formula="of:=[.F12]-[.C13]*[.B13]+[.D13]*[.B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]+[.C14]-[.D14]" office:value-type="float" office:value="95.2380952380952" calcext:value-type="float">
            <text:p>95,2380952380952</text:p>
          </table:table-cell>
          <table:table-cell table:formula="of:=[.F13]-[.C14]*[.B14]+[.D14]*[.B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]+[.C15]-[.D15]" office:value-type="float" office:value="95.2380952380952" calcext:value-type="float">
            <text:p>95,2380952380952</text:p>
          </table:table-cell>
          <table:table-cell table:formula="of:=[.F14]-[.C15]*[.B15]+[.D15]*[.B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]+[.C16]-[.D16]" office:value-type="float" office:value="95.2380952380952" calcext:value-type="float">
            <text:p>95,2380952380952</text:p>
          </table:table-cell>
          <table:table-cell table:formula="of:=[.F15]-[.C16]*[.B16]+[.D16]*[.B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]+[.C17]-[.D17]" office:value-type="float" office:value="95.2380952380952" calcext:value-type="float">
            <text:p>95,2380952380952</text:p>
          </table:table-cell>
          <table:table-cell table:formula="of:=[.F16]-[.C17]*[.B17]+[.D17]*[.B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]+[.C18]-[.D18]" office:value-type="float" office:value="95.2380952380952" calcext:value-type="float">
            <text:p>95,2380952380952</text:p>
          </table:table-cell>
          <table:table-cell table:formula="of:=[.F17]-[.C18]*[.B18]+[.D18]*[.B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]+[.C19]-[.D19]" office:value-type="float" office:value="95.2380952380952" calcext:value-type="float">
            <text:p>95,2380952380952</text:p>
          </table:table-cell>
          <table:table-cell table:formula="of:=[.F18]-[.C19]*[.B19]+[.D19]*[.B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]+[.C20]-[.D20]" office:value-type="float" office:value="95.2380952380952" calcext:value-type="float">
            <text:p>95,2380952380952</text:p>
          </table:table-cell>
          <table:table-cell table:formula="of:=[.F19]-[.C20]*[.B20]+[.D20]*[.B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]+[.C21]-[.D21]" office:value-type="float" office:value="95.2380952380952" calcext:value-type="float">
            <text:p>95,2380952380952</text:p>
          </table:table-cell>
          <table:table-cell table:formula="of:=[.F20]-[.C21]*[.B21]+[.D21]*[.B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2.0168067226891" calcext:value-type="float">
            <text:p>42,0168067226891</text:p>
          </table:table-cell>
          <table:table-cell table:formula="of:=[.E21]+[.C22]-[.D22]" office:value-type="float" office:value="53.2212885154062" calcext:value-type="float">
            <text:p>53,2212885154062</text:p>
          </table:table-cell>
          <table:table-cell table:formula="of:=[.F21]-[.C22]*[.B22]+[.D22]*[.B22]"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41.6666666666667" calcext:value-type="float">
            <text:p>41,6666666666667</text:p>
          </table:table-cell>
          <table:table-cell office:value-type="float" office:value="0" calcext:value-type="float">
            <text:p>0</text:p>
          </table:table-cell>
          <table:table-cell table:formula="of:=[.E22]+[.C23]-[.D23]" office:value-type="float" office:value="94.8879551820728" calcext:value-type="float">
            <text:p>94,8879551820728</text:p>
          </table:table-cell>
          <table:table-cell table:formula="of:=[.F22]-[.C23]*[.B23]+[.D23]*[.B23]" office:value-type="float" office:value="0" calcext:value-type="float">
            <text:p>0</text:p>
          </table:table-cell>
          <table:table-cell table:formula="of:=SUMPRODUCT([.B23:.B42];[.C23:.C42])-SUMPRODUCT([.B23:.B42];[.D23:.D42])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]+[.C24]-[.D24]" office:value-type="float" office:value="94.8879551820728" calcext:value-type="float">
            <text:p>94,8879551820728</text:p>
          </table:table-cell>
          <table:table-cell table:formula="of:=[.F23]-[.C24]*[.B24]+[.D24]*[.B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]+[.C25]-[.D25]" office:value-type="float" office:value="94.8879551820728" calcext:value-type="float">
            <text:p>94,8879551820728</text:p>
          </table:table-cell>
          <table:table-cell table:formula="of:=[.F24]-[.C25]*[.B25]+[.D25]*[.B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]+[.C26]-[.D26]" office:value-type="float" office:value="94.8879551820728" calcext:value-type="float">
            <text:p>94,8879551820728</text:p>
          </table:table-cell>
          <table:table-cell table:formula="of:=[.F25]-[.C26]*[.B26]+[.D26]*[.B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]+[.C27]-[.D27]" office:value-type="float" office:value="94.8879551820728" calcext:value-type="float">
            <text:p>94,8879551820728</text:p>
          </table:table-cell>
          <table:table-cell table:formula="of:=[.F26]-[.C27]*[.B27]+[.D27]*[.B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]+[.C28]-[.D28]" office:value-type="float" office:value="94.8879551820728" calcext:value-type="float">
            <text:p>94,8879551820728</text:p>
          </table:table-cell>
          <table:table-cell table:formula="of:=[.F27]-[.C28]*[.B28]+[.D28]*[.B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]+[.C29]-[.D29]" office:value-type="float" office:value="94.8879551820728" calcext:value-type="float">
            <text:p>94,8879551820728</text:p>
          </table:table-cell>
          <table:table-cell table:formula="of:=[.F28]-[.C29]*[.B29]+[.D29]*[.B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]+[.C30]-[.D30]" office:value-type="float" office:value="94.8879551820728" calcext:value-type="float">
            <text:p>94,8879551820728</text:p>
          </table:table-cell>
          <table:table-cell table:formula="of:=[.F29]-[.C30]*[.B30]+[.D30]*[.B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]+[.C31]-[.D31]" office:value-type="float" office:value="94.8879551820728" calcext:value-type="float">
            <text:p>94,8879551820728</text:p>
          </table:table-cell>
          <table:table-cell table:formula="of:=[.F30]-[.C31]*[.B31]+[.D31]*[.B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]+[.C32]-[.D32]" office:value-type="float" office:value="94.8879551820728" calcext:value-type="float">
            <text:p>94,8879551820728</text:p>
          </table:table-cell>
          <table:table-cell table:formula="of:=[.F31]-[.C32]*[.B32]+[.D32]*[.B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]+[.C33]-[.D33]" office:value-type="float" office:value="94.8879551820728" calcext:value-type="float">
            <text:p>94,8879551820728</text:p>
          </table:table-cell>
          <table:table-cell table:formula="of:=[.F32]-[.C33]*[.B33]+[.D33]*[.B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]+[.C34]-[.D34]" office:value-type="float" office:value="94.8879551820728" calcext:value-type="float">
            <text:p>94,8879551820728</text:p>
          </table:table-cell>
          <table:table-cell table:formula="of:=[.F33]-[.C34]*[.B34]+[.D34]*[.B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]+[.C35]-[.D35]" office:value-type="float" office:value="94.8879551820728" calcext:value-type="float">
            <text:p>94,8879551820728</text:p>
          </table:table-cell>
          <table:table-cell table:formula="of:=[.F34]-[.C35]*[.B35]+[.D35]*[.B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]+[.C36]-[.D36]" office:value-type="float" office:value="94.8879551820728" calcext:value-type="float">
            <text:p>94,8879551820728</text:p>
          </table:table-cell>
          <table:table-cell table:formula="of:=[.F35]-[.C36]*[.B36]+[.D36]*[.B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]+[.C37]-[.D37]" office:value-type="float" office:value="94.8879551820728" calcext:value-type="float">
            <text:p>94,8879551820728</text:p>
          </table:table-cell>
          <table:table-cell table:formula="of:=[.F36]-[.C37]*[.B37]+[.D37]*[.B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]+[.C38]-[.D38]" office:value-type="float" office:value="94.8879551820728" calcext:value-type="float">
            <text:p>94,8879551820728</text:p>
          </table:table-cell>
          <table:table-cell table:formula="of:=[.F37]-[.C38]*[.B38]+[.D38]*[.B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]+[.C39]-[.D39]" office:value-type="float" office:value="94.8879551820728" calcext:value-type="float">
            <text:p>94,8879551820728</text:p>
          </table:table-cell>
          <table:table-cell table:formula="of:=[.F38]-[.C39]*[.B39]+[.D39]*[.B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]+[.C40]-[.D40]" office:value-type="float" office:value="94.8879551820728" calcext:value-type="float">
            <text:p>94,8879551820728</text:p>
          </table:table-cell>
          <table:table-cell table:formula="of:=[.F39]-[.C40]*[.B40]+[.D40]*[.B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0]+[.C41]-[.D41]" office:value-type="float" office:value="94.8879551820728" calcext:value-type="float">
            <text:p>94,8879551820728</text:p>
          </table:table-cell>
          <table:table-cell table:formula="of:=[.F40]-[.C41]*[.B41]+[.D41]*[.B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1]+[.C42]-[.D42]" office:value-type="float" office:value="94.8879551820728" calcext:value-type="float">
            <text:p>94,8879551820728</text:p>
          </table:table-cell>
          <table:table-cell table:formula="of:=[.F41]-[.C42]*[.B42]+[.D42]*[.B42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6:55:53.892930944</meta:creation-date>
    <dc:date>2019-10-18T17:32:34.402539788</dc:date>
    <meta:editing-duration>PT25M23S</meta:editing-duration>
    <meta:editing-cycles>10</meta:editing-cycles>
    <meta:generator>LibreOffice/6.2.7.1$Linux_X86_64 LibreOffice_project/20$Build-1</meta:generator>
    <meta:document-statistic meta:table-count="1" meta:cell-count="256" meta:object-count="0"/>
  </office:meta>
</office:document-meta>
</file>